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udiowide" svg:font-family="Audiowide" style:font-family-generic="system" style:font-pitch="variable"/>
    <style:font-face style:name="Fontdiner Swanky" svg:font-family="Fontdiner Swanky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olo" style:master-page-name="MP0" style:family="paragraph">
      <style:paragraph-properties fo:break-before="page" style:page-number="1"/>
      <style:text-properties style:font-name="Fontdiner Swanky" style:font-name-asian="Fontdiner Swanky" style:font-name-complex="Fontdiner Swanky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T8" style:parent-style-name="Car.predefinitoparagrafo" style:family="text">
      <style:text-properties fo:font-weight="bold" style:font-weight-asian="bold"/>
    </style:style>
    <style:style style:name="TableColumn10" style:family="table-column">
      <style:table-column-properties style:column-width="0.3951in" style:use-optimal-column-width="false"/>
    </style:style>
    <style:style style:name="TableColumn11" style:family="table-column">
      <style:table-column-properties style:column-width="3.552in" style:use-optimal-column-width="false"/>
    </style:style>
    <style:style style:name="TableColumn12" style:family="table-column">
      <style:table-column-properties style:column-width="3.3548in" style:use-optimal-column-width="false"/>
    </style:style>
    <style:style style:name="Table9" style:family="table">
      <style:table-properties style:width="7.302in" fo:margin-left="0.0902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5" style:parent-style-name="Titolo2" style:family="paragraph">
      <style:paragraph-properties fo:margin-top="0in" fo:margin-bottom="0in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" style:parent-style-name="Titolo3" style:family="paragraph">
      <style:paragraph-properties fo:text-align="start" fo:margin-top="0in"/>
    </style:style>
    <style:style style:name="TableCell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text-align="start" fo:margin-left="0.0694in">
        <style:tab-stops/>
      </style:paragraph-properties>
    </style:style>
    <style:style style:name="T25" style:parent-style-name="Car.predefinitoparagrafo" style:family="text">
      <style:text-properties fo:language="it" fo:country="IT"/>
    </style:style>
    <style:style style:name="TableCell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text-align="start" fo:margin-left="0.0694in">
        <style:tab-stops/>
      </style:paragraph-properties>
    </style:style>
    <style:style style:name="T28" style:parent-style-name="Car.predefinitoparagrafo" style:family="text">
      <style:text-properties fo:background-color="#FFFFFF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" style:parent-style-name="Titolo3" style:family="paragraph">
      <style:paragraph-properties fo:text-align="start" fo:margin-top="0in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text-align="start" fo:margin-left="0.0694in">
        <style:tab-stops/>
      </style:paragraph-properties>
    </style:style>
    <style:style style:name="T34" style:parent-style-name="Car.predefinitoparagrafo" style:family="text">
      <style:text-properties fo:language="it" fo:country="IT"/>
    </style:style>
    <style:style style:name="TableCell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star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Titolo3" style:family="paragraph">
      <style:paragraph-properties fo:text-align="start" fo:margin-top="0in"/>
    </style:style>
    <style:style style:name="TableCell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star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6" style:parent-style-name="Titolo3" style:family="paragraph">
      <style:paragraph-properties fo:text-align="start" fo:margin-top="0in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 fo:language="it" fo:country="IT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start"/>
      <style:text-properties fo:background-color="#FFFFFF"/>
    </style:style>
    <style:style style:name="P51" style:parent-style-name="Titolo1" style:family="paragraph">
      <style:paragraph-properties fo:margin-bottom="0in"/>
      <style:text-properties fo:color="#C9211E"/>
    </style:style>
    <style:style style:name="P52" style:parent-style-name="Standard" style:family="paragraph">
      <style:paragraph-properties fo:margin-top="0.2777in" fo:line-height="100%"/>
      <style:text-properties style:font-name="Bitter" style:font-name-asian="Bitter" style:font-name-complex="Bitter" fo:font-weight="bold" style:font-weight-asian="bold" fo:color="#C9211E" fo:font-size="18pt" style:font-size-asian="18pt" style:font-size-complex="18pt"/>
    </style:style>
    <style:style style:name="P53" style:parent-style-name="Standard" style:family="paragraph">
      <style:paragraph-properties fo:margin-top="0.2777in" fo:line-height="100%"/>
      <style:text-properties style:font-name="Bitter" style:font-name-asian="Bitter" style:font-name-complex="Bitter" fo:font-weight="bold" style:font-weight-asian="bold" fo:color="#C9211E" fo:font-size="18pt" style:font-size-asian="18pt" style:font-size-complex="18pt"/>
    </style:style>
    <style:style style:name="P54" style:parent-style-name="Standard" style:family="paragraph">
      <style:paragraph-properties fo:margin-top="0.2777in" fo:line-height="100%"/>
      <style:text-properties style:font-name="Bitter" style:font-name-asian="Bitter" style:font-name-complex="Bitter" fo:font-weight="bold" style:font-weight-asian="bold" fo:color="#C9211E" fo:font-size="18pt" style:font-size-asian="18pt" style:font-size-complex="18pt"/>
    </style:style>
    <style:style style:name="P55" style:parent-style-name="Standard" style:family="paragraph">
      <style:paragraph-properties fo:margin-top="0.2777in" fo:line-height="100%"/>
      <style:text-properties style:font-name="Bitter" style:font-name-asian="Bitter" style:font-name-complex="Bitter" fo:font-weight="bold" style:font-weight-asian="bold" fo:color="#C9211E" fo:font-size="18pt" style:font-size-asian="18pt" style:font-size-complex="18pt"/>
    </style:style>
    <style:style style:name="P56" style:parent-style-name="Titolo1" style:family="paragraph">
      <style:paragraph-properties fo:margin-bottom="0in"/>
    </style:style>
    <style:style style:name="TableColumn58" style:family="table-column">
      <style:table-column-properties style:column-width="0.7493in" style:use-optimal-column-width="false"/>
    </style:style>
    <style:style style:name="TableColumn59" style:family="table-column">
      <style:table-column-properties style:column-width="3.1979in" style:use-optimal-column-width="false"/>
    </style:style>
    <style:style style:name="TableColumn60" style:family="table-column">
      <style:table-column-properties style:column-width="3.3548in" style:use-optimal-column-width="false"/>
    </style:style>
    <style:style style:name="Table57" style:family="table">
      <style:table-properties style:width="7.302in" fo:margin-left="0.0902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3" style:parent-style-name="Titolo2" style:family="paragraph">
      <style:paragraph-properties fo:margin-top="0in" fo:margin-bottom="0in"/>
    </style:style>
    <style:style style:name="TableCell6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Titolo3" style:family="paragraph">
      <style:paragraph-properties fo:text-align="start" fo:margin-top="0in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start" fo:margin-left="0.0694in">
        <style:tab-stops/>
      </style:paragraph-properties>
    </style:style>
    <style:style style:name="T73" style:parent-style-name="Car.predefinitoparagrafo" style:family="text">
      <style:text-properties fo:language="it" fo:country="IT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star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Titolo3" style:family="paragraph">
      <style:paragraph-properties fo:text-align="start" fo:margin-top="0in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start" fo:margin-left="0.0694in">
        <style:tab-stops/>
      </style:paragraph-properties>
    </style:style>
    <style:style style:name="TableCell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text-align="star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Titolo3" style:family="paragraph">
      <style:paragraph-properties fo:text-align="start" fo:margin-top="0in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start" fo:margin-left="0.0694in">
        <style:tab-stops/>
      </style:paragraph-properties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Titolo3" style:family="paragraph">
      <style:paragraph-properties fo:text-align="start" fo:margin-top="0in"/>
    </style:style>
    <style:style style:name="TableCell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 fo:language="it" fo:country="IT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start" fo:margin-left="0.0694in">
        <style:tab-stops/>
      </style:paragraph-properties>
    </style:style>
    <style:style style:name="P97" style:parent-style-name="Titolo1" style:family="paragraph">
      <style:paragraph-properties fo:margin-bottom="0in"/>
    </style:style>
    <style:style style:name="T98" style:parent-style-name="Car.predefinitoparagrafo" style:family="text">
      <style:text-properties fo:color="#C9211E"/>
    </style:style>
    <style:style style:name="T99" style:parent-style-name="Car.predefinitoparagrafo" style:family="text">
      <style:text-properties fo:color="#C9211E"/>
    </style:style>
    <style:style style:name="T100" style:parent-style-name="Car.predefinitoparagrafo" style:family="text">
      <style:text-properties fo:color="#C9211E"/>
    </style:style>
    <style:style style:name="T101" style:parent-style-name="Car.predefinitoparagrafo" style:family="text">
      <style:text-properties fo:color="#C9211E"/>
    </style:style>
    <style:style style:name="T102" style:parent-style-name="Car.predefinitoparagrafo" style:family="text">
      <style:text-properties fo:color="#C9211E"/>
    </style:style>
    <style:style style:name="TableColumn104" style:family="table-column">
      <style:table-column-properties style:column-width="0.8777in" style:use-optimal-column-width="false"/>
    </style:style>
    <style:style style:name="TableColumn105" style:family="table-column">
      <style:table-column-properties style:column-width="3.0694in" style:use-optimal-column-width="false"/>
    </style:style>
    <style:style style:name="TableColumn106" style:family="table-column">
      <style:table-column-properties style:column-width="3.3548in" style:use-optimal-column-width="false"/>
    </style:style>
    <style:style style:name="Table103" style:family="table">
      <style:table-properties style:width="7.302in" fo:margin-left="0.0902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09" style:parent-style-name="Titolo2" style:family="paragraph">
      <style:paragraph-properties fo:margin-top="0in" fo:margin-bottom="0in"/>
    </style:style>
    <style:style style:name="TableCell11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1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Titolo3" style:family="paragraph">
      <style:paragraph-properties fo:text-align="start" fo:margin-top="0in"/>
      <style:text-properties fo:color="#C9211E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start" fo:margin-left="0.0694in">
        <style:tab-stops/>
      </style:paragraph-properties>
    </style:style>
    <style:style style:name="TableCell119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star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Titolo3" style:family="paragraph">
      <style:paragraph-properties fo:text-align="start" fo:margin-top="0in"/>
    </style:style>
    <style:style style:name="TableCell1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1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start"/>
    </style:style>
    <style:style style:name="P128" style:parent-style-name="Titolo1" style:family="paragraph">
      <style:paragraph-properties fo:margin-bottom="0in"/>
      <style:text-properties fo:color="#C9211E"/>
    </style:style>
    <style:style style:name="TableColumn130" style:family="table-column">
      <style:table-column-properties style:column-width="0.8777in" style:use-optimal-column-width="false"/>
    </style:style>
    <style:style style:name="TableColumn131" style:family="table-column">
      <style:table-column-properties style:column-width="3.0694in" style:use-optimal-column-width="false"/>
    </style:style>
    <style:style style:name="TableColumn132" style:family="table-column">
      <style:table-column-properties style:column-width="3.3548in" style:use-optimal-column-width="false"/>
    </style:style>
    <style:style style:name="Table129" style:family="table">
      <style:table-properties style:width="7.302in" fo:margin-left="0.0902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35" style:parent-style-name="Titolo2" style:family="paragraph">
      <style:paragraph-properties fo:margin-top="0in" fo:margin-bottom="0in"/>
    </style:style>
    <style:style style:name="TableCell13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3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3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42" style:parent-style-name="Titolo3" style:family="paragraph">
      <style:paragraph-properties fo:text-align="start" fo:margin-top="0in"/>
      <style:text-properties fo:color="#C9211E"/>
    </style:style>
    <style:style style:name="TableCell1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start" fo:margin-left="0.0694in">
        <style:tab-stops/>
      </style:paragraph-properties>
    </style:style>
    <style:style style:name="TableCell145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text-align="start"/>
    </style:style>
    <style:style style:name="T147" style:parent-style-name="Car.predefinitoparagrafo" style:family="text">
      <style:text-properties fo:font-style="italic" style:font-style-asian="italic" style:font-style-complex="italic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0" style:parent-style-name="Titolo3" style:family="paragraph">
      <style:paragraph-properties fo:text-align="start" fo:margin-top="0in"/>
    </style:style>
    <style:style style:name="TableCell1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1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text-align="start"/>
    </style:style>
    <style:style style:name="P155" style:parent-style-name="Titolo1" style:family="paragraph">
      <style:paragraph-properties fo:margin-bottom="0in"/>
      <style:text-properties fo:color="#C9211E"/>
    </style:style>
    <style:style style:name="TableColumn157" style:family="table-column">
      <style:table-column-properties style:column-width="0.8777in" style:use-optimal-column-width="false"/>
    </style:style>
    <style:style style:name="TableColumn158" style:family="table-column">
      <style:table-column-properties style:column-width="3.0694in" style:use-optimal-column-width="false"/>
    </style:style>
    <style:style style:name="TableColumn159" style:family="table-column">
      <style:table-column-properties style:column-width="3.3548in" style:use-optimal-column-width="false"/>
    </style:style>
    <style:style style:name="Table156" style:family="table">
      <style:table-properties style:width="7.302in" fo:margin-left="0.0902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62" style:parent-style-name="Titolo2" style:family="paragraph">
      <style:paragraph-properties fo:margin-top="0in" fo:margin-bottom="0in"/>
    </style:style>
    <style:style style:name="TableCell16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6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69" style:parent-style-name="Titolo3" style:family="paragraph">
      <style:paragraph-properties fo:text-align="start" fo:margin-top="0in"/>
      <style:text-properties fo:color="#C9211E"/>
    </style:style>
    <style:style style:name="TableCell1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text-align="start" fo:margin-left="0.0694in">
        <style:tab-stops/>
      </style:paragraph-properties>
    </style:style>
    <style:style style:name="TableCell172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text-align="star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76" style:parent-style-name="Titolo3" style:family="paragraph">
      <style:paragraph-properties fo:text-align="start" fo:margin-top="0in"/>
    </style:style>
    <style:style style:name="TableCell1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1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text-align="start"/>
    </style:style>
    <style:style style:name="P181" style:parent-style-name="Titolo1" style:family="paragraph">
      <style:paragraph-properties fo:margin-bottom="0in"/>
      <style:text-properties fo:color="#C9211E"/>
    </style:style>
    <style:style style:name="TableColumn183" style:family="table-column">
      <style:table-column-properties style:column-width="0.8777in" style:use-optimal-column-width="false"/>
    </style:style>
    <style:style style:name="TableColumn184" style:family="table-column">
      <style:table-column-properties style:column-width="3.0694in" style:use-optimal-column-width="false"/>
    </style:style>
    <style:style style:name="TableColumn185" style:family="table-column">
      <style:table-column-properties style:column-width="3.3548in" style:use-optimal-column-width="false"/>
    </style:style>
    <style:style style:name="Table182" style:family="table">
      <style:table-properties style:width="7.302in" fo:margin-left="0.0902in" table:align="lef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88" style:parent-style-name="Titolo2" style:family="paragraph">
      <style:paragraph-properties fo:margin-top="0in" fo:margin-bottom="0in"/>
    </style:style>
    <style:style style:name="TableCell18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9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5" style:parent-style-name="Titolo3" style:family="paragraph">
      <style:paragraph-properties fo:text-align="start" fo:margin-top="0in"/>
      <style:text-properties fo:color="#C9211E"/>
    </style:style>
    <style:style style:name="TableCell1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text-align="start" fo:margin-left="0.0694in">
        <style:tab-stops/>
      </style:paragraph-properties>
    </style:style>
    <style:style style:name="TableCell198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text-align="star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02" style:parent-style-name="Titolo3" style:family="paragraph">
      <style:paragraph-properties fo:text-align="start" fo:margin-top="0in"/>
    </style:style>
    <style:style style:name="TableCell2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2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text-align="start"/>
    </style:style>
    <style:style style:name="P207" style:parent-style-name="Titolo1" style:family="paragraph">
      <style:paragraph-properties fo:margin-bottom="0in"/>
    </style:style>
    <style:style style:name="TableColumn209" style:family="table-column">
      <style:table-column-properties style:column-width="0.7493in" style:use-optimal-column-width="false"/>
    </style:style>
    <style:style style:name="TableColumn210" style:family="table-column">
      <style:table-column-properties style:column-width="3.1979in" style:use-optimal-column-width="false"/>
    </style:style>
    <style:style style:name="TableColumn211" style:family="table-column">
      <style:table-column-properties style:column-width="3.3548in" style:use-optimal-column-width="false"/>
    </style:style>
    <style:style style:name="Table208" style:family="table">
      <style:table-properties style:width="7.302in" fo:margin-left="0.0902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14" style:parent-style-name="Titolo2" style:family="paragraph">
      <style:paragraph-properties fo:margin-top="0in" fo:margin-bottom="0in"/>
    </style:style>
    <style:style style:name="TableCell21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1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1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1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1" style:parent-style-name="Titolo3" style:family="paragraph">
      <style:paragraph-properties fo:text-align="start" fo:margin-top="0in"/>
    </style:style>
    <style:style style:name="TableCell2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text-align="start" fo:margin-left="0.0694in">
        <style:tab-stops/>
      </style:paragraph-properties>
    </style:style>
    <style:style style:name="TableCell2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text-align="start"/>
    </style:style>
    <style:style style:name="P226" style:parent-style-name="Titolo1" style:family="paragraph">
      <style:paragraph-properties fo:margin-bottom="0in"/>
    </style:style>
    <style:style style:name="T227" style:parent-style-name="Car.predefinitoparagrafo" style:family="text">
      <style:text-properties fo:color="#C9211E"/>
    </style:style>
    <style:style style:name="T228" style:parent-style-name="Car.predefinitoparagrafo" style:family="text">
      <style:text-properties fo:color="#C9211E"/>
    </style:style>
    <style:style style:name="T229" style:parent-style-name="Car.predefinitoparagrafo" style:family="text">
      <style:text-properties fo:color="#C9211E"/>
    </style:style>
    <style:style style:name="T230" style:parent-style-name="Car.predefinitoparagrafo" style:family="text">
      <style:text-properties fo:color="#C9211E"/>
    </style:style>
    <style:style style:name="T231" style:parent-style-name="Car.predefinitoparagrafo" style:family="text">
      <style:text-properties fo:color="#C9211E"/>
    </style:style>
    <style:style style:name="TableColumn233" style:family="table-column">
      <style:table-column-properties style:column-width="0.8777in" style:use-optimal-column-width="false"/>
    </style:style>
    <style:style style:name="TableColumn234" style:family="table-column">
      <style:table-column-properties style:column-width="3.0694in" style:use-optimal-column-width="false"/>
    </style:style>
    <style:style style:name="TableColumn235" style:family="table-column">
      <style:table-column-properties style:column-width="3.3548in" style:use-optimal-column-width="false"/>
    </style:style>
    <style:style style:name="Table232" style:family="table">
      <style:table-properties style:width="7.302in" fo:margin-left="0.0902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38" style:parent-style-name="Titolo2" style:family="paragraph">
      <style:paragraph-properties fo:margin-top="0in" fo:margin-bottom="0in"/>
    </style:style>
    <style:style style:name="TableCell23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4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4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4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45" style:parent-style-name="Titolo3" style:family="paragraph">
      <style:paragraph-properties fo:text-align="start" fo:margin-top="0in"/>
      <style:text-properties fo:color="#C9211E"/>
    </style:style>
    <style:style style:name="TableCell2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7" style:parent-style-name="Standard" style:family="paragraph">
      <style:paragraph-properties fo:text-align="start" fo:margin-left="0.0694in">
        <style:tab-stops/>
      </style:paragraph-properties>
    </style:style>
    <style:style style:name="TableCell248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249" style:parent-style-name="Standard" style:family="paragraph">
      <style:paragraph-properties fo:text-align="star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52" style:parent-style-name="Titolo3" style:family="paragraph">
      <style:paragraph-properties fo:text-align="start" fo:margin-top="0in"/>
    </style:style>
    <style:style style:name="TableCell2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54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2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56" style:parent-style-name="Standard" style:family="paragraph">
      <style:paragraph-properties fo:text-align="start"/>
    </style:style>
    <style:style style:name="P257" style:parent-style-name="Titolo1" style:family="paragraph">
      <style:paragraph-properties fo:margin-bottom="0in"/>
      <style:text-properties fo:color="#C9211E"/>
    </style:style>
    <style:style style:name="TableColumn259" style:family="table-column">
      <style:table-column-properties style:column-width="0.8777in" style:use-optimal-column-width="false"/>
    </style:style>
    <style:style style:name="TableColumn260" style:family="table-column">
      <style:table-column-properties style:column-width="3.0694in" style:use-optimal-column-width="false"/>
    </style:style>
    <style:style style:name="TableColumn261" style:family="table-column">
      <style:table-column-properties style:column-width="3.3548in" style:use-optimal-column-width="false"/>
    </style:style>
    <style:style style:name="Table258" style:family="table">
      <style:table-properties style:width="7.302in" fo:margin-left="0.0902in" table:align="lef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64" style:parent-style-name="Titolo2" style:family="paragraph">
      <style:paragraph-properties fo:margin-top="0in" fo:margin-bottom="0in"/>
    </style:style>
    <style:style style:name="TableCell26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6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71" style:parent-style-name="Titolo3" style:family="paragraph">
      <style:paragraph-properties fo:text-align="start" fo:margin-top="0in"/>
      <style:text-properties fo:color="#C9211E"/>
    </style:style>
    <style:style style:name="TableCell2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73" style:parent-style-name="Standard" style:family="paragraph">
      <style:paragraph-properties fo:text-align="start" fo:margin-left="0.0694in">
        <style:tab-stops/>
      </style:paragraph-properties>
    </style:style>
    <style:style style:name="TableCell274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275" style:parent-style-name="Standard" style:family="paragraph">
      <style:paragraph-properties fo:text-align="start"/>
    </style:style>
    <style:style style:name="T276" style:parent-style-name="Car.predefinitoparagrafo" style:family="text">
      <style:text-properties fo:font-style="italic" style:font-style-asian="italic" style:font-style-complex="italic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79" style:parent-style-name="Titolo3" style:family="paragraph">
      <style:paragraph-properties fo:text-align="start" fo:margin-top="0in"/>
    </style:style>
    <style:style style:name="TableCell2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81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2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83" style:parent-style-name="Standard" style:family="paragraph">
      <style:paragraph-properties fo:text-align="start"/>
    </style:style>
    <style:style style:name="P284" style:parent-style-name="Titolo1" style:family="paragraph">
      <style:paragraph-properties fo:margin-bottom="0in"/>
      <style:text-properties fo:color="#C9211E"/>
    </style:style>
    <style:style style:name="TableColumn286" style:family="table-column">
      <style:table-column-properties style:column-width="0.8777in" style:use-optimal-column-width="false"/>
    </style:style>
    <style:style style:name="TableColumn287" style:family="table-column">
      <style:table-column-properties style:column-width="3.0694in" style:use-optimal-column-width="false"/>
    </style:style>
    <style:style style:name="TableColumn288" style:family="table-column">
      <style:table-column-properties style:column-width="3.3548in" style:use-optimal-column-width="false"/>
    </style:style>
    <style:style style:name="Table285" style:family="table">
      <style:table-properties style:width="7.302in" fo:margin-left="0.0902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91" style:parent-style-name="Titolo2" style:family="paragraph">
      <style:paragraph-properties fo:margin-top="0in" fo:margin-bottom="0in"/>
    </style:style>
    <style:style style:name="TableCell29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9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9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9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8" style:parent-style-name="Titolo3" style:family="paragraph">
      <style:paragraph-properties fo:text-align="start" fo:margin-top="0in"/>
      <style:text-properties fo:color="#C9211E"/>
    </style:style>
    <style:style style:name="TableCell2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00" style:parent-style-name="Standard" style:family="paragraph">
      <style:paragraph-properties fo:text-align="start" fo:margin-left="0.0694in">
        <style:tab-stops/>
      </style:paragraph-properties>
    </style:style>
    <style:style style:name="TableCell301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302" style:parent-style-name="Standard" style:family="paragraph">
      <style:paragraph-properties fo:text-align="star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05" style:parent-style-name="Titolo3" style:family="paragraph">
      <style:paragraph-properties fo:text-align="start" fo:margin-top="0in"/>
    </style:style>
    <style:style style:name="TableCell3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07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3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09" style:parent-style-name="Standard" style:family="paragraph">
      <style:paragraph-properties fo:text-align="start"/>
    </style:style>
    <style:style style:name="P310" style:parent-style-name="Titolo1" style:family="paragraph">
      <style:paragraph-properties fo:margin-bottom="0in"/>
      <style:text-properties fo:color="#C9211E"/>
    </style:style>
    <style:style style:name="TableColumn312" style:family="table-column">
      <style:table-column-properties style:column-width="0.7493in" style:use-optimal-column-width="false"/>
    </style:style>
    <style:style style:name="TableColumn313" style:family="table-column">
      <style:table-column-properties style:column-width="3.1979in" style:use-optimal-column-width="false"/>
    </style:style>
    <style:style style:name="TableColumn314" style:family="table-column">
      <style:table-column-properties style:column-width="3.3548in" style:use-optimal-column-width="false"/>
    </style:style>
    <style:style style:name="Table311" style:family="table">
      <style:table-properties style:width="7.302in" fo:margin-left="0.0902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17" style:parent-style-name="Titolo2" style:family="paragraph">
      <style:paragraph-properties fo:margin-top="0in" fo:margin-bottom="0in"/>
    </style:style>
    <style:style style:name="TableCell3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2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2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24" style:parent-style-name="Titolo3" style:family="paragraph">
      <style:paragraph-properties fo:text-align="start" fo:margin-top="0in"/>
      <style:text-properties fo:color="#C9211E"/>
    </style:style>
    <style:style style:name="TableCell3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26" style:parent-style-name="Standard" style:family="paragraph">
      <style:paragraph-properties fo:text-align="start" fo:margin-left="0.0694in">
        <style:tab-stops/>
      </style:paragraph-properties>
    </style:style>
    <style:style style:name="TableCell327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328" style:parent-style-name="Standard" style:family="paragraph">
      <style:paragraph-properties fo:text-align="star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1" style:parent-style-name="Titolo3" style:family="paragraph">
      <style:paragraph-properties fo:text-align="start" fo:margin-top="0in"/>
    </style:style>
    <style:style style:name="TableCell3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3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3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5" style:parent-style-name="Standard" style:family="paragraph">
      <style:paragraph-properties fo:text-align="start"/>
    </style:style>
    <style:style style:name="P336" style:parent-style-name="Titolo1" style:family="paragraph">
      <style:paragraph-properties fo:margin-bottom="0in"/>
      <style:text-properties fo:color="#C9211E"/>
    </style:style>
    <style:style style:name="TableColumn338" style:family="table-column">
      <style:table-column-properties style:column-width="0.7493in" style:use-optimal-column-width="false"/>
    </style:style>
    <style:style style:name="TableColumn339" style:family="table-column">
      <style:table-column-properties style:column-width="3.1979in" style:use-optimal-column-width="false"/>
    </style:style>
    <style:style style:name="TableColumn340" style:family="table-column">
      <style:table-column-properties style:column-width="3.3548in" style:use-optimal-column-width="false"/>
    </style:style>
    <style:style style:name="Table337" style:family="table">
      <style:table-properties style:width="7.302in" fo:margin-left="0.0902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43" style:parent-style-name="Titolo2" style:family="paragraph">
      <style:paragraph-properties fo:margin-top="0in" fo:margin-bottom="0in"/>
    </style:style>
    <style:style style:name="TableCell34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4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4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4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50" style:parent-style-name="Titolo3" style:family="paragraph">
      <style:paragraph-properties fo:text-align="start" fo:margin-top="0in"/>
      <style:text-properties fo:color="#C9211E"/>
    </style:style>
    <style:style style:name="TableCell3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52" style:parent-style-name="Standard" style:family="paragraph">
      <style:paragraph-properties fo:text-align="start" fo:margin-left="0.0694in">
        <style:tab-stops/>
      </style:paragraph-properties>
    </style:style>
    <style:style style:name="TableCell353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354" style:parent-style-name="Standard" style:family="paragraph">
      <style:paragraph-properties fo:text-align="star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57" style:parent-style-name="Titolo3" style:family="paragraph">
      <style:paragraph-properties fo:text-align="start" fo:margin-top="0in"/>
    </style:style>
    <style:style style:name="TableCell3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59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3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61" style:parent-style-name="Standard" style:family="paragraph">
      <style:paragraph-properties fo:text-align="start"/>
    </style:style>
    <style:style style:name="P362" style:parent-style-name="Titolo1" style:family="paragraph">
      <style:paragraph-properties fo:margin-bottom="0in"/>
      <style:text-properties fo:color="#C9211E"/>
    </style:style>
    <style:style style:name="TableColumn364" style:family="table-column">
      <style:table-column-properties style:column-width="0.7493in" style:use-optimal-column-width="false"/>
    </style:style>
    <style:style style:name="TableColumn365" style:family="table-column">
      <style:table-column-properties style:column-width="3.1979in" style:use-optimal-column-width="false"/>
    </style:style>
    <style:style style:name="TableColumn366" style:family="table-column">
      <style:table-column-properties style:column-width="3.3548in" style:use-optimal-column-width="false"/>
    </style:style>
    <style:style style:name="Table363" style:family="table">
      <style:table-properties style:width="7.302in" fo:margin-left="0.0902in" table:align="lef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69" style:parent-style-name="Titolo2" style:family="paragraph">
      <style:paragraph-properties fo:margin-top="0in" fo:margin-bottom="0in"/>
    </style:style>
    <style:style style:name="TableCell37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7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7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7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76" style:parent-style-name="Titolo3" style:family="paragraph">
      <style:paragraph-properties fo:text-align="start" fo:margin-top="0in"/>
      <style:text-properties fo:color="#C9211E"/>
    </style:style>
    <style:style style:name="TableCell3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78" style:parent-style-name="Standard" style:family="paragraph">
      <style:paragraph-properties fo:text-align="start" fo:margin-left="0.0694in">
        <style:tab-stops/>
      </style:paragraph-properties>
    </style:style>
    <style:style style:name="TableCell379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380" style:parent-style-name="Standard" style:family="paragraph">
      <style:paragraph-properties fo:text-align="start"/>
    </style:style>
    <style:style style:name="T381" style:parent-style-name="Car.predefinitoparagrafo" style:family="text">
      <style:text-properties fo:font-style="italic" style:font-style-asian="italic" style:font-style-complex="italic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4" style:parent-style-name="Titolo3" style:family="paragraph">
      <style:paragraph-properties fo:text-align="start" fo:margin-top="0in"/>
    </style:style>
    <style:style style:name="TableCell3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6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3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8" style:parent-style-name="Standard" style:family="paragraph">
      <style:paragraph-properties fo:text-align="start"/>
    </style:style>
    <style:style style:name="P389" style:parent-style-name="Titolo1" style:family="paragraph">
      <style:paragraph-properties fo:margin-bottom="0in"/>
      <style:text-properties fo:color="#C9211E"/>
    </style:style>
    <style:style style:name="TableColumn391" style:family="table-column">
      <style:table-column-properties style:column-width="0.7493in" style:use-optimal-column-width="false"/>
    </style:style>
    <style:style style:name="TableColumn392" style:family="table-column">
      <style:table-column-properties style:column-width="3.1979in" style:use-optimal-column-width="false"/>
    </style:style>
    <style:style style:name="TableColumn393" style:family="table-column">
      <style:table-column-properties style:column-width="3.3548in" style:use-optimal-column-width="false"/>
    </style:style>
    <style:style style:name="Table390" style:family="table">
      <style:table-properties style:width="7.302in" fo:margin-left="0.0902in" table:align="lef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96" style:parent-style-name="Titolo2" style:family="paragraph">
      <style:paragraph-properties fo:margin-top="0in" fo:margin-bottom="0in"/>
    </style:style>
    <style:style style:name="TableCell39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9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9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0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3" style:parent-style-name="Titolo3" style:family="paragraph">
      <style:paragraph-properties fo:text-align="start" fo:margin-top="0in"/>
      <style:text-properties fo:color="#C9211E"/>
    </style:style>
    <style:style style:name="TableCell4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05" style:parent-style-name="Standard" style:family="paragraph">
      <style:paragraph-properties fo:text-align="start" fo:margin-left="0.0694in">
        <style:tab-stops/>
      </style:paragraph-properties>
    </style:style>
    <style:style style:name="TableCell406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407" style:parent-style-name="Standard" style:family="paragraph">
      <style:paragraph-properties fo:text-align="star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10" style:parent-style-name="Titolo3" style:family="paragraph">
      <style:paragraph-properties fo:text-align="start" fo:margin-top="0in"/>
    </style:style>
    <style:style style:name="TableCell4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2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4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4" style:parent-style-name="Standard" style:family="paragraph">
      <style:paragraph-properties fo:text-align="start"/>
    </style:style>
    <style:style style:name="P415" style:parent-style-name="Titolo1" style:family="paragraph">
      <style:paragraph-properties fo:margin-bottom="0in"/>
    </style:style>
    <style:style style:name="TableColumn417" style:family="table-column">
      <style:table-column-properties style:column-width="0.7493in" style:use-optimal-column-width="false"/>
    </style:style>
    <style:style style:name="TableColumn418" style:family="table-column">
      <style:table-column-properties style:column-width="3.1979in" style:use-optimal-column-width="false"/>
    </style:style>
    <style:style style:name="TableColumn419" style:family="table-column">
      <style:table-column-properties style:column-width="3.3548in" style:use-optimal-column-width="false"/>
    </style:style>
    <style:style style:name="Table416" style:family="table">
      <style:table-properties style:width="7.302in" fo:margin-left="0.0902in" table:align="lef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22" style:parent-style-name="Titolo2" style:family="paragraph">
      <style:paragraph-properties fo:margin-top="0in" fo:margin-bottom="0in"/>
    </style:style>
    <style:style style:name="TableCell42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2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29" style:parent-style-name="Titolo3" style:family="paragraph">
      <style:paragraph-properties fo:text-align="start" fo:margin-top="0in"/>
    </style:style>
    <style:style style:name="TableCell4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1" style:parent-style-name="Standard" style:family="paragraph">
      <style:paragraph-properties fo:text-align="start" fo:margin-left="0.0694in">
        <style:tab-stops/>
      </style:paragraph-properties>
    </style:style>
    <style:style style:name="TableCell4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3" style:parent-style-name="Standard" style:family="paragraph">
      <style:paragraph-properties fo:text-align="start"/>
    </style:style>
    <style:style style:name="P434" style:parent-style-name="Titolo1" style:family="paragraph">
      <style:paragraph-properties fo:margin-bottom="0in"/>
      <style:text-properties fo:color="#C9211E"/>
    </style:style>
    <style:style style:name="TableColumn436" style:family="table-column">
      <style:table-column-properties style:column-width="0.7493in" style:use-optimal-column-width="false"/>
    </style:style>
    <style:style style:name="TableColumn437" style:family="table-column">
      <style:table-column-properties style:column-width="3.1979in" style:use-optimal-column-width="false"/>
    </style:style>
    <style:style style:name="TableColumn438" style:family="table-column">
      <style:table-column-properties style:column-width="3.3548in" style:use-optimal-column-width="false"/>
    </style:style>
    <style:style style:name="Table435" style:family="table">
      <style:table-properties style:width="7.302in" fo:margin-left="0.0902in" table:align="lef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41" style:parent-style-name="Titolo2" style:family="paragraph">
      <style:paragraph-properties fo:margin-top="0in" fo:margin-bottom="0in"/>
    </style:style>
    <style:style style:name="TableCell44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4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8" style:parent-style-name="Titolo3" style:family="paragraph">
      <style:paragraph-properties fo:text-align="start" fo:margin-top="0in"/>
      <style:text-properties fo:color="#C9211E"/>
    </style:style>
    <style:style style:name="TableCell4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0" style:parent-style-name="Standard" style:family="paragraph">
      <style:paragraph-properties fo:text-align="start" fo:margin-left="0.0694in">
        <style:tab-stops/>
      </style:paragraph-properties>
    </style:style>
    <style:style style:name="TableCell451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452" style:parent-style-name="Standard" style:family="paragraph">
      <style:paragraph-properties fo:text-align="star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5" style:parent-style-name="Titolo3" style:family="paragraph">
      <style:paragraph-properties fo:text-align="start" fo:margin-top="0in"/>
    </style:style>
    <style:style style:name="TableCell4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7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4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9" style:parent-style-name="Standard" style:family="paragraph">
      <style:paragraph-properties fo:text-align="start"/>
    </style:style>
    <style:style style:name="P460" style:parent-style-name="Titolo1" style:family="paragraph">
      <style:paragraph-properties fo:margin-bottom="0in"/>
      <style:text-properties fo:color="#C9211E"/>
    </style:style>
    <style:style style:name="TableColumn462" style:family="table-column">
      <style:table-column-properties style:column-width="0.7493in" style:use-optimal-column-width="false"/>
    </style:style>
    <style:style style:name="TableColumn463" style:family="table-column">
      <style:table-column-properties style:column-width="3.1979in" style:use-optimal-column-width="false"/>
    </style:style>
    <style:style style:name="TableColumn464" style:family="table-column">
      <style:table-column-properties style:column-width="3.3548in" style:use-optimal-column-width="false"/>
    </style:style>
    <style:style style:name="Table461" style:family="table">
      <style:table-properties style:width="7.302in" fo:margin-left="0.0902in" table:align="lef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67" style:parent-style-name="Titolo2" style:family="paragraph">
      <style:paragraph-properties fo:margin-top="0in" fo:margin-bottom="0in"/>
    </style:style>
    <style:style style:name="TableCell46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6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7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7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4" style:parent-style-name="Titolo3" style:family="paragraph">
      <style:paragraph-properties fo:text-align="start" fo:margin-top="0in"/>
      <style:text-properties fo:color="#C9211E"/>
    </style:style>
    <style:style style:name="TableCell4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6" style:parent-style-name="Standard" style:family="paragraph">
      <style:paragraph-properties fo:text-align="start" fo:margin-left="0.0694in">
        <style:tab-stops/>
      </style:paragraph-properties>
    </style:style>
    <style:style style:name="TableCell477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478" style:parent-style-name="Standard" style:family="paragraph">
      <style:paragraph-properties fo:text-align="star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81" style:parent-style-name="Titolo3" style:family="paragraph">
      <style:paragraph-properties fo:text-align="start" fo:margin-top="0in"/>
    </style:style>
    <style:style style:name="TableCell4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3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4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5" style:parent-style-name="Standard" style:family="paragraph">
      <style:paragraph-properties fo:text-align="start"/>
    </style:style>
    <style:style style:name="P486" style:parent-style-name="Titolo1" style:family="paragraph">
      <style:paragraph-properties fo:margin-bottom="0in"/>
      <style:text-properties fo:color="#C9211E"/>
    </style:style>
    <style:style style:name="TableColumn488" style:family="table-column">
      <style:table-column-properties style:column-width="0.7493in" style:use-optimal-column-width="false"/>
    </style:style>
    <style:style style:name="TableColumn489" style:family="table-column">
      <style:table-column-properties style:column-width="3.1979in" style:use-optimal-column-width="false"/>
    </style:style>
    <style:style style:name="TableColumn490" style:family="table-column">
      <style:table-column-properties style:column-width="3.3548in" style:use-optimal-column-width="false"/>
    </style:style>
    <style:style style:name="Table487" style:family="table">
      <style:table-properties style:width="7.302in" fo:margin-left="0.0902in" table:align="lef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93" style:parent-style-name="Titolo2" style:family="paragraph">
      <style:paragraph-properties fo:margin-top="0in" fo:margin-bottom="0in"/>
    </style:style>
    <style:style style:name="TableCell49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9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00" style:parent-style-name="Titolo3" style:family="paragraph">
      <style:paragraph-properties fo:text-align="start" fo:margin-top="0in"/>
      <style:text-properties fo:color="#C9211E"/>
    </style:style>
    <style:style style:name="TableCell5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2" style:parent-style-name="Standard" style:family="paragraph">
      <style:paragraph-properties fo:text-align="start" fo:margin-left="0.0694in">
        <style:tab-stops/>
      </style:paragraph-properties>
    </style:style>
    <style:style style:name="TableCell503" style:family="table-cell">
      <style:table-cell-properties fo:border-top="none" fo:border-left="none" fo:border-bottom="0.0138in solid #000000" fo:border-right="0.0138in solid #000000" fo:background-color="#FFCCCC" style:writing-mode="lr-tb" fo:padding-top="0.0694in" fo:padding-left="0.0694in" fo:padding-bottom="0.0694in" fo:padding-right="0.0694in"/>
    </style:style>
    <style:style style:name="P504" style:parent-style-name="Standard" style:family="paragraph">
      <style:paragraph-properties fo:text-align="start"/>
    </style:style>
    <style:style style:name="T505" style:parent-style-name="Car.predefinitoparagrafo" style:family="text">
      <style:text-properties fo:font-style="italic" style:font-style-asian="italic" style:font-style-complex="italic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08" style:parent-style-name="Titolo3" style:family="paragraph">
      <style:paragraph-properties fo:text-align="start" fo:margin-top="0in"/>
    </style:style>
    <style:style style:name="TableCell5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10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/>
    </style:style>
    <style:style style:name="TableCell5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12" style:parent-style-name="Standard" style:family="paragraph">
      <style:paragraph-properties fo:text-align="start"/>
    </style:style>
    <style:style style:name="P513" style:parent-style-name="Titolo1" style:family="paragraph">
      <style:paragraph-properties fo:margin-bottom="0in"/>
      <style:text-properties fo:color="#C9211E"/>
    </style:style>
  </office:automatic-styles>
  <office:body>
    <office:text text:use-soft-page-breaks="true">
      <text:p text:style-name="P1"><text:bookmark-start text:name="_Hlk74321984"/>Inserire le proprie disponibilità</text:p>
      <text:h text:style-name="Titolo1" text:outline-level="1"><text:bookmark-start text:name="_jbob8updeyb"/><text:bookmark-end text:name="_jbob8updeyb"/>Informazioni generali</text:h>
      <text:p text:style-name="Standard"><text:span text:style-name="T2">Nome caso d’uso</text:span>: Inserire le proprie disponibilità</text:p>
      <text:p text:style-name="Standard"><text:span text:style-name="T3">Portata:<text:s/></text:span>Sistema</text:p>
      <text:p text:style-name="Standard"><text:span text:style-name="T4">Livello:<text:s/></text:span>Obiettivo utente</text:p>
      <text:p text:style-name="Standard"><text:span text:style-name="T5">Attore primario:<text:s/></text:span>Cuoco, Personale di servizio</text:p>
      <text:p text:style-name="Standard"><text:span text:style-name="T6">Parti Interessate:<text:s/></text:span>Organizzatore</text:p>
      <text:p text:style-name="Standard"><text:span text:style-name="T7">Pre-condizioni:<text:s/></text:span>L’autore deve essere autenticato come cuoco oppure come personale di servizio</text:p>
      <text:p text:style-name="Standard"><text:span text:style-name="T8">Garanzie di successo o post-condizioni:<text:s/></text:span>L’attore primario ha indicato la propria disponibilità su uno o più turni inseriti nel calendario</text:p>
      <text:h text:style-name="Titolo1" text:outline-level="1"><text:bookmark-start text:name="_ktoaw1c37hxq"/><text:bookmark-start text:name="_Hlk74322021"/><text:bookmark-end text:name="_Hlk74321984"/><text:bookmark-end text:name="_ktoaw1c37hxq"/>Scenario principale di successo</text:h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h text:style-name="P15" text:outline-level="2"><text:bookmark-start text:name="_p0004dld5iri"/><text:bookmark-start text:name="_Hlk74322032"/><text:bookmark-end text:name="_Hlk74322021"/><text:bookmark-end text:name="_p0004dld5iri"/>#</text:h>
          </table:table-cell>
          <table:table-cell table:style-name="TableCell16">
            <text:h text:style-name="P17" text:outline-level="2"><text:bookmark-start text:name="_p0004dld5iri1"/><text:bookmark-end text:name="_p0004dld5iri1"/>Attore</text:h>
          </table:table-cell>
          <table:table-cell table:style-name="TableCell18">
            <text:h text:style-name="P19" text:outline-level="2"><text:bookmark-start text:name="_p0004dld5iri2"/><text:bookmark-end text:name="_p0004dld5iri2"/>Sistema</text:h>
          </table:table-cell>
        </table:table-row>
        <table:table-row table:style-name="TableRow20">
          <table:table-cell table:style-name="TableCell21">
            <text:h text:style-name="P22" text:outline-level="3"><text:bookmark-start text:name="_pa0e6zrbleih"/><text:bookmark-end text:name="_pa0e6zrbleih"/>1.</text:h>
          </table:table-cell>
          <table:table-cell table:style-name="TableCell23">
            <text:p text:style-name="P24">Consulta il calendario<text:s/><text:span text:style-name="T25">dei turni</text:span></text:p>
          </table:table-cell>
          <table:table-cell table:style-name="TableCell26">
            <text:p text:style-name="P27"><text:span text:style-name="T28">Restituisce il calendario con indicazioni di turni singoli, turni ricorrenti e raggruppamenti di turni (ricorrenti e non)</text:span></text:p>
          </table:table-cell>
        </table:table-row>
        <table:table-row table:style-name="TableRow29">
          <table:table-cell table:style-name="TableCell30">
            <text:h text:style-name="P31" text:outline-level="3"><text:bookmark-start text:name="_pa0e6zrbleih1"/><text:bookmark-end text:name="_pa0e6zrbleih1"/>2.</text:h>
          </table:table-cell>
          <table:table-cell table:style-name="TableCell32">
            <text:p text:style-name="P33">Indica la propria disponibilità<text:s/><text:span text:style-name="T34">per</text:span><text:s/>un turno</text:p>
          </table:table-cell>
          <table:table-cell table:style-name="TableCell35">
            <text:p text:style-name="P36">Registra l’informazione</text:p>
          </table:table-cell>
        </table:table-row>
        <table:table-row table:style-name="TableRow37">
          <table:table-cell table:style-name="TableCell38">
            <text:h text:style-name="P39" text:outline-level="3"><text:bookmark-start text:name="_pa0e6zrbleih2"/><text:bookmark-end text:name="_pa0e6zrbleih2"/></text:h>
          </table:table-cell>
          <table:table-cell table:style-name="TableCell40">
            <text:p text:style-name="P41">Ripete il passo 2 finché non è<text:s/>soddisfatto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h text:style-name="P46" text:outline-level="3"><text:bookmark-start text:name="_pa0e6zrbleih3"/><text:bookmark-end text:name="_pa0e6zrbleih3"/></text:h>
          </table:table-cell>
          <table:table-cell table:style-name="TableCell47">
            <text:p text:style-name="P48">Termina il caso d’uso</text:p>
          </table:table-cell>
          <table:table-cell table:style-name="TableCell49">
            <text:p text:style-name="P50"/>
          </table:table-cell>
        </table:table-row>
      </table:table>
      <text:h text:style-name="P51" text:outline-level="1"><text:bookmark-end text:name="_Hlk74322032"/></text:h>
      <text:p text:style-name="P52"/>
      <text:p text:style-name="P53"/>
      <text:p text:style-name="P54"/>
      <text:p text:style-name="P55"/>
      <text:h text:style-name="P56" text:outline-level="1"><text:bookmark-start text:name="_fmu94t6hev3x"/><text:bookmark-end text:name="_fmu94t6hev3x"/><text:soft-page-break/>Estensione 1a</text:h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h text:style-name="P63" text:outline-level="2"><text:bookmark-start text:name="_c1spi84yq2kg"/><text:bookmark-end text:name="_c1spi84yq2kg"/>#</text:h>
          </table:table-cell>
          <table:table-cell table:style-name="TableCell64">
            <text:h text:style-name="P65" text:outline-level="2"><text:bookmark-start text:name="_ltt8uo9pou4l"/><text:bookmark-end text:name="_ltt8uo9pou4l"/>Attore</text:h>
          </table:table-cell>
          <table:table-cell table:style-name="TableCell66">
            <text:h text:style-name="P67" text:outline-level="2"><text:bookmark-start text:name="_xacqr114gae"/><text:bookmark-end text:name="_xacqr114gae"/>Sistema</text:h>
          </table:table-cell>
        </table:table-row>
        <table:table-row table:style-name="TableRow68">
          <table:table-cell table:style-name="TableCell69">
            <text:h text:style-name="P70" text:outline-level="3"><text:bookmark-start text:name="_c0uwha9afulj"/><text:bookmark-end text:name="_c0uwha9afulj"/>1a.1</text:h>
          </table:table-cell>
          <table:table-cell table:style-name="TableCell71">
            <text:p text:style-name="P72">Consulta i turni a cui ha già<text:s/><text:span text:style-name="T73">indicato</text:span><text:s/>disponibilità</text:p>
          </table:table-cell>
          <table:table-cell table:style-name="TableCell74">
            <text:p text:style-name="P75">Restituisce la lista di turni (ricorrenti e non) e<text:s/>gruppi di turni per cui ha precedentemente indicato la disponibilità</text:p>
          </table:table-cell>
        </table:table-row>
        <table:table-row table:style-name="TableRow76">
          <table:table-cell table:style-name="TableCell77">
            <text:h text:style-name="P78" text:outline-level="3"><text:bookmark-start text:name="_c0uwha9afulj1"/><text:bookmark-end text:name="_c0uwha9afulj1"/>1a.2</text:h>
          </table:table-cell>
          <table:table-cell table:style-name="TableCell79">
            <text:p text:style-name="P80">Rimuove la disponibilità da un turno</text:p>
          </table:table-cell>
          <table:table-cell table:style-name="TableCell81">
            <text:p text:style-name="P82">Registra l’informazione</text:p>
          </table:table-cell>
        </table:table-row>
        <table:table-row table:style-name="TableRow83">
          <table:table-cell table:style-name="TableCell84">
            <text:h text:style-name="P85" text:outline-level="3"/>
          </table:table-cell>
          <table:table-cell table:style-name="TableCell86">
            <text:p text:style-name="P87">Ripete il passo 2 finché non è soddisfatto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h text:style-name="P92" text:outline-level="3"/>
          </table:table-cell>
          <table:table-cell table:style-name="TableCell93">
            <text:p text:style-name="P94">Termina il caso d'uso<text:s/></text:p>
          </table:table-cell>
          <table:table-cell table:style-name="TableCell95">
            <text:p text:style-name="P96"/>
          </table:table-cell>
        </table:table-row>
      </table:table>
      <text:h text:style-name="P97" text:outline-level="1"><text:bookmark-start text:name="_Hlk74322523"/><text:span text:style-name="T98">Eccezione</text:span><text:span text:style-name="T99"><text:s/></text:span><text:span text:style-name="T100">1</text:span><text:span text:style-name="T101">a</text:span><text:span text:style-name="T102">.2.1a</text:span></text:h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h text:style-name="P109" text:outline-level="2"><text:bookmark-start text:name="_c1spi84yq2kg212"/><text:bookmark-end text:name="_c1spi84yq2kg212"/>#</text:h>
          </table:table-cell>
          <table:table-cell table:style-name="TableCell110">
            <text:h text:style-name="P111" text:outline-level="2"><text:bookmark-start text:name="_ltt8uo9pou4l212"/><text:bookmark-end text:name="_ltt8uo9pou4l212"/>Attore</text:h>
          </table:table-cell>
          <table:table-cell table:style-name="TableCell112">
            <text:h text:style-name="P113" text:outline-level="2"><text:bookmark-start text:name="_xacqr114gae212"/><text:bookmark-end text:name="_xacqr114gae212"/>Sistema</text:h>
          </table:table-cell>
        </table:table-row>
        <table:table-row table:style-name="TableRow114">
          <table:table-cell table:style-name="TableCell115">
            <text:h text:style-name="P116" text:outline-level="3">1a.2.1a.1</text:h>
          </table:table-cell>
          <table:table-cell table:style-name="TableCell117">
            <text:p text:style-name="P118">Rimuove la disponibilità da un turno o gruppo di turni</text:p>
          </table:table-cell>
          <table:table-cell table:style-name="TableCell119">
            <text:p text:style-name="P120">Il turno specificato è nel passato</text:p>
          </table:table-cell>
        </table:table-row>
        <table:table-row table:style-name="TableRow121">
          <table:table-cell table:style-name="TableCell122">
            <text:h text:style-name="P123" text:outline-level="3"/>
          </table:table-cell>
          <table:table-cell table:style-name="TableCell124">
            <text:p text:style-name="P125">Termina il caso d’uso</text:p>
          </table:table-cell>
          <table:table-cell table:style-name="TableCell126">
            <text:p text:style-name="P127"/>
          </table:table-cell>
        </table:table-row>
      </table:table>
      <text:h text:style-name="P128" text:outline-level="1"><text:bookmark-end text:name="_Hlk74322523"/>Eccezione<text:s/>1a.2.1b</text:h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h text:style-name="P135" text:outline-level="2"><text:bookmark-start text:name="_c1spi84yq2kg2121"/><text:bookmark-end text:name="_c1spi84yq2kg2121"/>#</text:h>
          </table:table-cell>
          <table:table-cell table:style-name="TableCell136">
            <text:h text:style-name="P137" text:outline-level="2"><text:bookmark-start text:name="_ltt8uo9pou4l2121"/><text:bookmark-end text:name="_ltt8uo9pou4l2121"/>Attore</text:h>
          </table:table-cell>
          <table:table-cell table:style-name="TableCell138">
            <text:h text:style-name="P139" text:outline-level="2"><text:bookmark-start text:name="_xacqr114gae2121"/><text:bookmark-end text:name="_xacqr114gae2121"/>Sistema</text:h>
          </table:table-cell>
        </table:table-row>
        <table:table-row table:style-name="TableRow140">
          <table:table-cell table:style-name="TableCell141">
            <text:h text:style-name="P142" text:outline-level="3">1a.2.1b.1</text:h>
          </table:table-cell>
          <table:table-cell table:style-name="TableCell143">
            <text:p text:style-name="P144">Rimuove la disponibilità da un turno o gruppo di turni</text:p>
          </table:table-cell>
          <table:table-cell table:style-name="TableCell145">
            <text:p text:style-name="P146">Si è oltre la data di<text:s/><text:span text:style-name="T147">scadenza per la modifica della disponibilità</text:span><text:s/>specificata per il turno</text:p>
          </table:table-cell>
        </table:table-row>
        <table:table-row table:style-name="TableRow148">
          <table:table-cell table:style-name="TableCell149">
            <text:h text:style-name="P150" text:outline-level="3"/>
          </table:table-cell>
          <table:table-cell table:style-name="TableCell151">
            <text:p text:style-name="P152">Termina il caso d’uso</text:p>
          </table:table-cell>
          <table:table-cell table:style-name="TableCell153">
            <text:p text:style-name="P154"/>
          </table:table-cell>
        </table:table-row>
      </table:table>
      <text:h text:style-name="P155" text:outline-level="1">Eccezione<text:s/>1a.2.1c</text:h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h text:style-name="P162" text:outline-level="2"><text:bookmark-start text:name="_c1spi84yq2kg2122"/><text:bookmark-end text:name="_c1spi84yq2kg2122"/>#</text:h>
          </table:table-cell>
          <table:table-cell table:style-name="TableCell163">
            <text:h text:style-name="P164" text:outline-level="2"><text:bookmark-start text:name="_ltt8uo9pou4l2122"/><text:bookmark-end text:name="_ltt8uo9pou4l2122"/>Attore</text:h>
          </table:table-cell>
          <table:table-cell table:style-name="TableCell165">
            <text:h text:style-name="P166" text:outline-level="2"><text:bookmark-start text:name="_xacqr114gae2122"/><text:bookmark-end text:name="_xacqr114gae2122"/>Sistema</text:h>
          </table:table-cell>
        </table:table-row>
        <table:table-row table:style-name="TableRow167">
          <table:table-cell table:style-name="TableCell168">
            <text:h text:style-name="P169" text:outline-level="3">1a.2.1c.1</text:h>
          </table:table-cell>
          <table:table-cell table:style-name="TableCell170">
            <text:p text:style-name="P171">Rimuove la disponibilità da un turno o gruppo di turni</text:p>
          </table:table-cell>
          <table:table-cell table:style-name="TableCell172">
            <text:p text:style-name="P173">L’attore è già stato assegnato a quel turno dall’organizzatore</text:p>
          </table:table-cell>
        </table:table-row>
        <table:table-row table:style-name="TableRow174">
          <table:table-cell table:style-name="TableCell175">
            <text:h text:style-name="P176" text:outline-level="3"/>
          </table:table-cell>
          <table:table-cell table:style-name="TableCell177">
            <text:p text:style-name="P178">Termina il caso d’uso</text:p>
          </table:table-cell>
          <table:table-cell table:style-name="TableCell179">
            <text:p text:style-name="P180"/>
          </table:table-cell>
        </table:table-row>
      </table:table>
      <text:h text:style-name="P181" text:outline-level="1">Eccezione<text:s/>1a.2.1d</text:h>
      <table:table table:style-name="Table182">
        <table:table-columns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h text:style-name="P188" text:outline-level="2"><text:bookmark-start text:name="_c1spi84yq2kg2123"/><text:bookmark-end text:name="_c1spi84yq2kg2123"/>#</text:h>
          </table:table-cell>
          <table:table-cell table:style-name="TableCell189">
            <text:h text:style-name="P190" text:outline-level="2"><text:bookmark-start text:name="_ltt8uo9pou4l2123"/><text:bookmark-end text:name="_ltt8uo9pou4l2123"/>Attore</text:h>
          </table:table-cell>
          <table:table-cell table:style-name="TableCell191">
            <text:h text:style-name="P192" text:outline-level="2"><text:bookmark-start text:name="_xacqr114gae2123"/><text:bookmark-end text:name="_xacqr114gae2123"/>Sistema</text:h>
          </table:table-cell>
        </table:table-row>
        <table:table-row table:style-name="TableRow193">
          <table:table-cell table:style-name="TableCell194">
            <text:h text:style-name="P195" text:outline-level="3">1a.2.1d.1</text:h>
          </table:table-cell>
          <table:table-cell table:style-name="TableCell196">
            <text:p text:style-name="P197">Rimuove la disponibilità da un turno o gruppo di turni</text:p>
          </table:table-cell>
          <table:table-cell table:style-name="TableCell198">
            <text:p text:style-name="P199">Si rimuove<text:s/>la disponibilità da un turno singolo appartenente a un gruppo di turni</text:p>
          </table:table-cell>
        </table:table-row>
        <table:table-row table:style-name="TableRow200">
          <table:table-cell table:style-name="TableCell201">
            <text:h text:style-name="P202" text:outline-level="3"/>
          </table:table-cell>
          <table:table-cell table:style-name="TableCell203">
            <text:p text:style-name="P204">Termina il caso d’uso</text:p>
          </table:table-cell>
          <table:table-cell table:style-name="TableCell205">
            <text:p text:style-name="P206"/>
          </table:table-cell>
        </table:table-row>
      </table:table>
      <text:h text:style-name="P207" text:outline-level="1"><text:bookmark-start text:name="_Hlk74323551"/><text:soft-page-break/>Estensione<text:s/>1a.2a</text:h>
      <table:table table:style-name="Table208">
        <table:table-columns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h text:style-name="P214" text:outline-level="2"><text:bookmark-start text:name="_c1spi84yq2kg1"/><text:bookmark-end text:name="_c1spi84yq2kg1"/>#</text:h>
          </table:table-cell>
          <table:table-cell table:style-name="TableCell215">
            <text:h text:style-name="P216" text:outline-level="2"><text:bookmark-start text:name="_ltt8uo9pou4l1"/><text:bookmark-end text:name="_ltt8uo9pou4l1"/>Attore</text:h>
          </table:table-cell>
          <table:table-cell table:style-name="TableCell217">
            <text:h text:style-name="P218" text:outline-level="2"><text:bookmark-start text:name="_xacqr114gae1"/><text:bookmark-end text:name="_xacqr114gae1"/>Sistema</text:h>
          </table:table-cell>
        </table:table-row>
        <table:table-row table:style-name="TableRow219">
          <table:table-cell table:style-name="TableCell220">
            <text:h text:style-name="P221" text:outline-level="3"><text:bookmark-start text:name="_c0uwha9afulj11"/><text:bookmark-end text:name="_c0uwha9afulj11"/>1a.2a.1</text:h>
          </table:table-cell>
          <table:table-cell table:style-name="TableCell222">
            <text:p text:style-name="P223">Rimuove la disponibilità da un gruppo di turni</text:p>
          </table:table-cell>
          <table:table-cell table:style-name="TableCell224">
            <text:p text:style-name="P225">Registra l’informazione</text:p>
          </table:table-cell>
        </table:table-row>
      </table:table>
      <text:h text:style-name="P226" text:outline-level="1"><text:bookmark-end text:name="_Hlk74323551"/><text:span text:style-name="T227">Eccezione</text:span><text:span text:style-name="T228"><text:s/></text:span><text:span text:style-name="T229">1</text:span><text:span text:style-name="T230">a</text:span><text:span text:style-name="T231">.2a.1a</text:span></text:h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h text:style-name="P238" text:outline-level="2"><text:bookmark-start text:name="_c1spi84yq2kg2124"/><text:bookmark-end text:name="_c1spi84yq2kg2124"/>#</text:h>
          </table:table-cell>
          <table:table-cell table:style-name="TableCell239">
            <text:h text:style-name="P240" text:outline-level="2"><text:bookmark-start text:name="_ltt8uo9pou4l2124"/><text:bookmark-end text:name="_ltt8uo9pou4l2124"/>Attore</text:h>
          </table:table-cell>
          <table:table-cell table:style-name="TableCell241">
            <text:h text:style-name="P242" text:outline-level="2"><text:bookmark-start text:name="_xacqr114gae2124"/><text:bookmark-end text:name="_xacqr114gae2124"/>Sistema</text:h>
          </table:table-cell>
        </table:table-row>
        <table:table-row table:style-name="TableRow243">
          <table:table-cell table:style-name="TableCell244">
            <text:h text:style-name="P245" text:outline-level="3">1a.2a.1a.1</text:h>
          </table:table-cell>
          <table:table-cell table:style-name="TableCell246">
            <text:p text:style-name="P247">Rimuove la disponibilità da gruppo di turni</text:p>
          </table:table-cell>
          <table:table-cell table:style-name="TableCell248">
            <text:p text:style-name="P249">Almeno uno dei<text:s/>turni è nel passato</text:p>
          </table:table-cell>
        </table:table-row>
        <table:table-row table:style-name="TableRow250">
          <table:table-cell table:style-name="TableCell251">
            <text:h text:style-name="P252" text:outline-level="3"/>
          </table:table-cell>
          <table:table-cell table:style-name="TableCell253">
            <text:p text:style-name="P254">Termina il caso d’uso</text:p>
          </table:table-cell>
          <table:table-cell table:style-name="TableCell255">
            <text:p text:style-name="P256"/>
          </table:table-cell>
        </table:table-row>
      </table:table>
      <text:h text:style-name="P257" text:outline-level="1">Eccezione<text:s/>1a.2a.1b</text:h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h text:style-name="P264" text:outline-level="2"><text:bookmark-start text:name="_c1spi84yq2kg21211"/><text:bookmark-end text:name="_c1spi84yq2kg21211"/>#</text:h>
          </table:table-cell>
          <table:table-cell table:style-name="TableCell265">
            <text:h text:style-name="P266" text:outline-level="2"><text:bookmark-start text:name="_ltt8uo9pou4l21211"/><text:bookmark-end text:name="_ltt8uo9pou4l21211"/>Attore</text:h>
          </table:table-cell>
          <table:table-cell table:style-name="TableCell267">
            <text:h text:style-name="P268" text:outline-level="2"><text:bookmark-start text:name="_xacqr114gae21211"/><text:bookmark-end text:name="_xacqr114gae21211"/>Sistema</text:h>
          </table:table-cell>
        </table:table-row>
        <table:table-row table:style-name="TableRow269">
          <table:table-cell table:style-name="TableCell270">
            <text:h text:style-name="P271" text:outline-level="3">1a.2a.1b.1</text:h>
          </table:table-cell>
          <table:table-cell table:style-name="TableCell272">
            <text:p text:style-name="P273">Rimuove la disponibilità da un gruppo di turni</text:p>
          </table:table-cell>
          <table:table-cell table:style-name="TableCell274">
            <text:p text:style-name="P275">Si è oltre la data di<text:s/><text:span text:style-name="T276">scadenza per la modifica della disponibilità</text:span><text:s/>specificata per il gruppo di turni</text:p>
          </table:table-cell>
        </table:table-row>
        <table:table-row table:style-name="TableRow277">
          <table:table-cell table:style-name="TableCell278">
            <text:h text:style-name="P279" text:outline-level="3"/>
          </table:table-cell>
          <table:table-cell table:style-name="TableCell280">
            <text:p text:style-name="P281">Termina il caso d’uso</text:p>
          </table:table-cell>
          <table:table-cell table:style-name="TableCell282">
            <text:p text:style-name="P283"/>
          </table:table-cell>
        </table:table-row>
      </table:table>
      <text:h text:style-name="P284" text:outline-level="1">Eccezione<text:s/>1a.2a.1c</text:h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h text:style-name="P291" text:outline-level="2"><text:bookmark-start text:name="_c1spi84yq2kg21221"/><text:bookmark-end text:name="_c1spi84yq2kg21221"/>#</text:h>
          </table:table-cell>
          <table:table-cell table:style-name="TableCell292">
            <text:h text:style-name="P293" text:outline-level="2"><text:bookmark-start text:name="_ltt8uo9pou4l21221"/><text:bookmark-end text:name="_ltt8uo9pou4l21221"/>Attore</text:h>
          </table:table-cell>
          <table:table-cell table:style-name="TableCell294">
            <text:h text:style-name="P295" text:outline-level="2"><text:bookmark-start text:name="_xacqr114gae21221"/><text:bookmark-end text:name="_xacqr114gae21221"/>Sistema</text:h>
          </table:table-cell>
        </table:table-row>
        <table:table-row table:style-name="TableRow296">
          <table:table-cell table:style-name="TableCell297">
            <text:h text:style-name="P298" text:outline-level="3">1a.2a.1c.1</text:h>
          </table:table-cell>
          <table:table-cell table:style-name="TableCell299">
            <text:p text:style-name="P300">Rimuove la disponibilità da un gruppo di turni</text:p>
          </table:table-cell>
          <table:table-cell table:style-name="TableCell301">
            <text:p text:style-name="P302">L’attore è già stato assegnato a quel gruppo di turni<text:s/>dall’organizzatore</text:p>
          </table:table-cell>
        </table:table-row>
        <table:table-row table:style-name="TableRow303">
          <table:table-cell table:style-name="TableCell304">
            <text:h text:style-name="P305" text:outline-level="3"/>
          </table:table-cell>
          <table:table-cell table:style-name="TableCell306">
            <text:p text:style-name="P307">Termina il caso d’uso</text:p>
          </table:table-cell>
          <table:table-cell table:style-name="TableCell308">
            <text:p text:style-name="P309"/>
          </table:table-cell>
        </table:table-row>
      </table:table>
      <text:h text:style-name="P310" text:outline-level="1">Eccezione<text:s/>2.1a</text:h>
      <table:table table:style-name="Table311">
        <table:table-columns>
          <table:table-column table:style-name="TableColumn312"/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h text:style-name="P317" text:outline-level="2"><text:bookmark-start text:name="_c1spi84yq2kg2"/><text:bookmark-end text:name="_c1spi84yq2kg2"/>#</text:h>
          </table:table-cell>
          <table:table-cell table:style-name="TableCell318">
            <text:h text:style-name="P319" text:outline-level="2"><text:bookmark-start text:name="_ltt8uo9pou4l2"/><text:bookmark-end text:name="_ltt8uo9pou4l2"/>Attore</text:h>
          </table:table-cell>
          <table:table-cell table:style-name="TableCell320">
            <text:h text:style-name="P321" text:outline-level="2"><text:bookmark-start text:name="_xacqr114gae2"/><text:bookmark-end text:name="_xacqr114gae2"/>Sistema</text:h>
          </table:table-cell>
        </table:table-row>
        <table:table-row table:style-name="TableRow322">
          <table:table-cell table:style-name="TableCell323">
            <text:h text:style-name="P324" text:outline-level="3">2.1a.1</text:h>
          </table:table-cell>
          <table:table-cell table:style-name="TableCell325">
            <text:p text:style-name="P326">Indica la propria disponibilità su un turno</text:p>
          </table:table-cell>
          <table:table-cell table:style-name="TableCell327">
            <text:p text:style-name="P328">L’attore è autenticato come Personale di servizio e indica la disponibilità su un turno preparatorio</text:p>
          </table:table-cell>
        </table:table-row>
        <table:table-row table:style-name="TableRow329">
          <table:table-cell table:style-name="TableCell330">
            <text:h text:style-name="P331" text:outline-level="3"/>
          </table:table-cell>
          <table:table-cell table:style-name="TableCell332">
            <text:p text:style-name="P333">Termina il caso d’uso</text:p>
          </table:table-cell>
          <table:table-cell table:style-name="TableCell334">
            <text:p text:style-name="P335"/>
          </table:table-cell>
        </table:table-row>
      </table:table>
      <text:h text:style-name="P336" text:outline-level="1">Eccezione<text:s/>2.1b</text:h>
      <table:table table:style-name="Table337">
        <table:table-columns>
          <table:table-column table:style-name="TableColumn338"/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h text:style-name="P343" text:outline-level="2"><text:bookmark-start text:name="_c1spi84yq2kg21"/><text:bookmark-end text:name="_c1spi84yq2kg21"/><text:soft-page-break/>#</text:h>
          </table:table-cell>
          <table:table-cell table:style-name="TableCell344">
            <text:h text:style-name="P345" text:outline-level="2"><text:bookmark-start text:name="_ltt8uo9pou4l21"/><text:bookmark-end text:name="_ltt8uo9pou4l21"/>Attore</text:h>
          </table:table-cell>
          <table:table-cell table:style-name="TableCell346">
            <text:h text:style-name="P347" text:outline-level="2"><text:bookmark-start text:name="_xacqr114gae21"/><text:bookmark-end text:name="_xacqr114gae21"/>Sistema</text:h>
          </table:table-cell>
        </table:table-row>
        <table:table-row table:style-name="TableRow348">
          <table:table-cell table:style-name="TableCell349">
            <text:h text:style-name="P350" text:outline-level="3">2.1b.1</text:h>
          </table:table-cell>
          <table:table-cell table:style-name="TableCell351">
            <text:p text:style-name="P352">Indica la propria disponibilità su un turno</text:p>
          </table:table-cell>
          <table:table-cell table:style-name="TableCell353">
            <text:p text:style-name="P354">Il turno specificato è nel passato</text:p>
          </table:table-cell>
        </table:table-row>
        <table:table-row table:style-name="TableRow355">
          <table:table-cell table:style-name="TableCell356">
            <text:h text:style-name="P357" text:outline-level="3"/>
          </table:table-cell>
          <table:table-cell table:style-name="TableCell358">
            <text:p text:style-name="P359">Termina il caso d’uso</text:p>
          </table:table-cell>
          <table:table-cell table:style-name="TableCell360">
            <text:p text:style-name="P361"/>
          </table:table-cell>
        </table:table-row>
      </table:table>
      <text:h text:style-name="P362" text:outline-level="1">Eccezione<text:s/>2.1c</text:h>
      <table:table table:style-name="Table363">
        <table:table-columns>
          <table:table-column table:style-name="TableColumn364"/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>
            <text:h text:style-name="P369" text:outline-level="2"><text:bookmark-start text:name="_c1spi84yq2kg213"/><text:bookmark-end text:name="_c1spi84yq2kg213"/>#</text:h>
          </table:table-cell>
          <table:table-cell table:style-name="TableCell370">
            <text:h text:style-name="P371" text:outline-level="2"><text:bookmark-start text:name="_ltt8uo9pou4l213"/><text:bookmark-end text:name="_ltt8uo9pou4l213"/>Attore</text:h>
          </table:table-cell>
          <table:table-cell table:style-name="TableCell372">
            <text:h text:style-name="P373" text:outline-level="2"><text:bookmark-start text:name="_xacqr114gae213"/><text:bookmark-end text:name="_xacqr114gae213"/>Sistema</text:h>
          </table:table-cell>
        </table:table-row>
        <table:table-row table:style-name="TableRow374">
          <table:table-cell table:style-name="TableCell375">
            <text:h text:style-name="P376" text:outline-level="3">2.1c.1</text:h>
          </table:table-cell>
          <table:table-cell table:style-name="TableCell377">
            <text:p text:style-name="P378">Indica la propria disponibilità su un turno</text:p>
          </table:table-cell>
          <table:table-cell table:style-name="TableCell379">
            <text:p text:style-name="P380">Si è oltre la data di<text:s/><text:span text:style-name="T381">scadenza per la modifica della disponibilità</text:span><text:s/>specificata per il turno</text:p>
          </table:table-cell>
        </table:table-row>
        <table:table-row table:style-name="TableRow382">
          <table:table-cell table:style-name="TableCell383">
            <text:h text:style-name="P384" text:outline-level="3"/>
          </table:table-cell>
          <table:table-cell table:style-name="TableCell385">
            <text:p text:style-name="P386">Termina il caso d’uso</text:p>
          </table:table-cell>
          <table:table-cell table:style-name="TableCell387">
            <text:p text:style-name="P388"/>
          </table:table-cell>
        </table:table-row>
      </table:table>
      <text:h text:style-name="P389" text:outline-level="1">Eccezione<text:s/>2.1d</text:h>
      <table:table table:style-name="Table390">
        <table:table-columns>
          <table:table-column table:style-name="TableColumn391"/>
          <table:table-column table:style-name="TableColumn392"/>
          <table:table-column table:style-name="TableColumn393"/>
        </table:table-columns>
        <table:table-row table:style-name="TableRow394">
          <table:table-cell table:style-name="TableCell395">
            <text:h text:style-name="P396" text:outline-level="2"><text:bookmark-start text:name="_c1spi84yq2kg22"/><text:bookmark-end text:name="_c1spi84yq2kg22"/>#</text:h>
          </table:table-cell>
          <table:table-cell table:style-name="TableCell397">
            <text:h text:style-name="P398" text:outline-level="2"><text:bookmark-start text:name="_ltt8uo9pou4l22"/><text:bookmark-end text:name="_ltt8uo9pou4l22"/>Attore</text:h>
          </table:table-cell>
          <table:table-cell table:style-name="TableCell399">
            <text:h text:style-name="P400" text:outline-level="2"><text:bookmark-start text:name="_xacqr114gae22"/><text:bookmark-end text:name="_xacqr114gae22"/>Sistema</text:h>
          </table:table-cell>
        </table:table-row>
        <table:table-row table:style-name="TableRow401">
          <table:table-cell table:style-name="TableCell402">
            <text:h text:style-name="P403" text:outline-level="3">2.1d.1</text:h>
          </table:table-cell>
          <table:table-cell table:style-name="TableCell404">
            <text:p text:style-name="P405">Indica la propria disponibilità su un turno</text:p>
          </table:table-cell>
          <table:table-cell table:style-name="TableCell406">
            <text:p text:style-name="P407">Si indica la disponibilità a un turno singolo appartenente a un gruppo di turni</text:p>
          </table:table-cell>
        </table:table-row>
        <table:table-row table:style-name="TableRow408">
          <table:table-cell table:style-name="TableCell409">
            <text:h text:style-name="P410" text:outline-level="3"/>
          </table:table-cell>
          <table:table-cell table:style-name="TableCell411">
            <text:p text:style-name="P412">Termina il caso d’uso</text:p>
          </table:table-cell>
          <table:table-cell table:style-name="TableCell413">
            <text:p text:style-name="P414"/>
          </table:table-cell>
        </table:table-row>
      </table:table>
      <text:h text:style-name="P415" text:outline-level="1">Estensione<text:s/>2a</text:h>
      <table:table table:style-name="Table416">
        <table:table-columns>
          <table:table-column table:style-name="TableColumn417"/>
          <table:table-column table:style-name="TableColumn418"/>
          <table:table-column table:style-name="TableColumn419"/>
        </table:table-columns>
        <table:table-row table:style-name="TableRow420">
          <table:table-cell table:style-name="TableCell421">
            <text:h text:style-name="P422" text:outline-level="2"><text:bookmark-start text:name="_c1spi84yq2kg11"/><text:bookmark-end text:name="_c1spi84yq2kg11"/>#</text:h>
          </table:table-cell>
          <table:table-cell table:style-name="TableCell423">
            <text:h text:style-name="P424" text:outline-level="2"><text:bookmark-start text:name="_ltt8uo9pou4l11"/><text:bookmark-end text:name="_ltt8uo9pou4l11"/>Attore</text:h>
          </table:table-cell>
          <table:table-cell table:style-name="TableCell425">
            <text:h text:style-name="P426" text:outline-level="2"><text:bookmark-start text:name="_xacqr114gae11"/><text:bookmark-end text:name="_xacqr114gae11"/>Sistema</text:h>
          </table:table-cell>
        </table:table-row>
        <table:table-row table:style-name="TableRow427">
          <table:table-cell table:style-name="TableCell428">
            <text:h text:style-name="P429" text:outline-level="3">2a</text:h>
          </table:table-cell>
          <table:table-cell table:style-name="TableCell430">
            <text:p text:style-name="P431">Indica la propria<text:s/>disponibilità su un gruppo di turni</text:p>
          </table:table-cell>
          <table:table-cell table:style-name="TableCell432">
            <text:p text:style-name="P433">Registra l’informazione</text:p>
          </table:table-cell>
        </table:table-row>
      </table:table>
      <text:h text:style-name="P434" text:outline-level="1">Eccezione<text:s/>2a.1a</text:h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h text:style-name="P441" text:outline-level="2"><text:bookmark-start text:name="_c1spi84yq2kg23"/><text:bookmark-end text:name="_c1spi84yq2kg23"/>#</text:h>
          </table:table-cell>
          <table:table-cell table:style-name="TableCell442">
            <text:h text:style-name="P443" text:outline-level="2"><text:bookmark-start text:name="_ltt8uo9pou4l23"/><text:bookmark-end text:name="_ltt8uo9pou4l23"/>Attore</text:h>
          </table:table-cell>
          <table:table-cell table:style-name="TableCell444">
            <text:h text:style-name="P445" text:outline-level="2"><text:bookmark-start text:name="_xacqr114gae23"/><text:bookmark-end text:name="_xacqr114gae23"/>Sistema</text:h>
          </table:table-cell>
        </table:table-row>
        <table:table-row table:style-name="TableRow446">
          <table:table-cell table:style-name="TableCell447">
            <text:h text:style-name="P448" text:outline-level="3">2.1a.1</text:h>
          </table:table-cell>
          <table:table-cell table:style-name="TableCell449">
            <text:p text:style-name="P450">Indica la propria disponibilità su un gruppo di turni</text:p>
          </table:table-cell>
          <table:table-cell table:style-name="TableCell451">
            <text:p text:style-name="P452">L’attore è autenticato come Personale di servizio e indica la disponibilità su un gruppo di<text:s/>turni preparatori</text:p>
          </table:table-cell>
        </table:table-row>
        <table:table-row table:style-name="TableRow453">
          <table:table-cell table:style-name="TableCell454">
            <text:h text:style-name="P455" text:outline-level="3"/>
          </table:table-cell>
          <table:table-cell table:style-name="TableCell456">
            <text:p text:style-name="P457">Termina il caso d’uso</text:p>
          </table:table-cell>
          <table:table-cell table:style-name="TableCell458">
            <text:p text:style-name="P459"/>
          </table:table-cell>
        </table:table-row>
      </table:table>
      <text:h text:style-name="P460" text:outline-level="1">Eccezione<text:s/>2a.1b</text:h>
      <table:table table:style-name="Table461">
        <table:table-columns>
          <table:table-column table:style-name="TableColumn462"/>
          <table:table-column table:style-name="TableColumn463"/>
          <table:table-column table:style-name="TableColumn464"/>
        </table:table-columns>
        <table:table-row table:style-name="TableRow465">
          <table:table-cell table:style-name="TableCell466">
            <text:h text:style-name="P467" text:outline-level="2"><text:bookmark-start text:name="_c1spi84yq2kg211"/><text:bookmark-end text:name="_c1spi84yq2kg211"/>#</text:h>
          </table:table-cell>
          <table:table-cell table:style-name="TableCell468">
            <text:h text:style-name="P469" text:outline-level="2"><text:bookmark-start text:name="_ltt8uo9pou4l211"/><text:bookmark-end text:name="_ltt8uo9pou4l211"/>Attore</text:h>
          </table:table-cell>
          <table:table-cell table:style-name="TableCell470">
            <text:h text:style-name="P471" text:outline-level="2"><text:bookmark-start text:name="_xacqr114gae211"/><text:bookmark-end text:name="_xacqr114gae211"/>Sistema</text:h>
          </table:table-cell>
        </table:table-row>
        <table:table-row table:style-name="TableRow472">
          <table:table-cell table:style-name="TableCell473">
            <text:h text:style-name="P474" text:outline-level="3">2.1b.1</text:h>
          </table:table-cell>
          <table:table-cell table:style-name="TableCell475">
            <text:p text:style-name="P476">Indica la propria disponibilità su un gruppo di turni</text:p>
          </table:table-cell>
          <table:table-cell table:style-name="TableCell477">
            <text:p text:style-name="P478">Almeno un<text:s/>turno del gruppo è nel passato</text:p>
          </table:table-cell>
        </table:table-row>
        <table:table-row table:style-name="TableRow479">
          <table:table-cell table:style-name="TableCell480">
            <text:h text:style-name="P481" text:outline-level="3"/>
          </table:table-cell>
          <table:table-cell table:style-name="TableCell482">
            <text:p text:style-name="P483">Termina il caso d’uso</text:p>
          </table:table-cell>
          <table:table-cell table:style-name="TableCell484">
            <text:p text:style-name="P485"/>
          </table:table-cell>
        </table:table-row>
      </table:table>
      <text:soft-page-break/>
      <text:h text:style-name="P486" text:outline-level="1">Eccezione<text:s/>2a.1c</text:h>
      <table:table table:style-name="Table487">
        <table:table-columns>
          <table:table-column table:style-name="TableColumn488"/>
          <table:table-column table:style-name="TableColumn489"/>
          <table:table-column table:style-name="TableColumn490"/>
        </table:table-columns>
        <table:table-row table:style-name="TableRow491">
          <table:table-cell table:style-name="TableCell492">
            <text:h text:style-name="P493" text:outline-level="2"><text:bookmark-start text:name="_c1spi84yq2kg2131"/><text:bookmark-end text:name="_c1spi84yq2kg2131"/>#</text:h>
          </table:table-cell>
          <table:table-cell table:style-name="TableCell494">
            <text:h text:style-name="P495" text:outline-level="2"><text:bookmark-start text:name="_ltt8uo9pou4l2131"/><text:bookmark-end text:name="_ltt8uo9pou4l2131"/>Attore</text:h>
          </table:table-cell>
          <table:table-cell table:style-name="TableCell496">
            <text:h text:style-name="P497" text:outline-level="2"><text:bookmark-start text:name="_xacqr114gae2131"/><text:bookmark-end text:name="_xacqr114gae2131"/>Sistema</text:h>
          </table:table-cell>
        </table:table-row>
        <table:table-row table:style-name="TableRow498">
          <table:table-cell table:style-name="TableCell499">
            <text:h text:style-name="P500" text:outline-level="3">2.1c.1</text:h>
          </table:table-cell>
          <table:table-cell table:style-name="TableCell501">
            <text:p text:style-name="P502">Indica la propria disponibilità su un gruppo di turni</text:p>
          </table:table-cell>
          <table:table-cell table:style-name="TableCell503">
            <text:p text:style-name="P504">Si è oltre la data di<text:s/><text:span text:style-name="T505">scadenza per la modifica della disponibilità</text:span><text:s/>specificata per uno dei turni del gruppo</text:p>
          </table:table-cell>
        </table:table-row>
        <table:table-row table:style-name="TableRow506">
          <table:table-cell table:style-name="TableCell507">
            <text:h text:style-name="P508" text:outline-level="3"/>
          </table:table-cell>
          <table:table-cell table:style-name="TableCell509">
            <text:p text:style-name="P510">Termina il caso d’uso</text:p>
          </table:table-cell>
          <table:table-cell table:style-name="TableCell511">
            <text:p text:style-name="P512"/>
          </table:table-cell>
        </table:table-row>
      </table:table>
      <text:h text:style-name="P513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udiowide" svg:font-family="Audiowide" style:font-family-generic="system" style:font-pitch="variable"/>
    <style:font-face style:name="Fontdiner Swanky" svg:font-family="Fontdiner Swanky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Oxygen" style:font-name-asian="Oxygen" style:font-name-complex="Oxyge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2083in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text-align="start" fo:margin-top="0.1388in" fo:margin-bottom="0.1388in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1111in"/>
      <style:text-properties style:font-name="Bitter" style:font-name-asian="Bitter" style:font-name-complex="Bitter" fo:font-weight="bold" style:font-weight-asian="bold" fo:color="#0C3635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font-size="11pt" style:font-size-asian="11pt" style:font-size-complex="11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text-align="justify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text-align="center" fo:margin-bottom="0.4166in"/>
      <style:text-properties style:font-name="Audiowide" style:font-name-asian="Audiowide" style:font-name-complex="Audiowide" fo:color="#009A96" fo:font-size="36pt" style:font-size-asian="36pt" style:font-size-complex="36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Catalano</dc:creator>
    <meta:creation-date>2021-06-11T14:21:00Z</meta:creation-date>
    <dc:date>2021-06-11T15:25:00Z</dc:date>
    <meta:template xlink:href="Normal.dotm" xlink:type="simple"/>
    <meta:editing-cycles>5</meta:editing-cycles>
    <meta:editing-duration>PT2640S</meta:editing-duration>
    <meta:document-statistic meta:page-count="5" meta:paragraph-count="8" meta:word-count="614" meta:character-count="4111" meta:row-count="29" meta:non-whitespace-character-count="3505"/>
  </office:meta>
</office:document-meta>
</file>